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cm" svg:height="5cm" svg:x="16.748cm" svg:y="8.672cm">
            <draw:object draw:notify-on-update-of-ranges="'CPU times'.A21:'CPU times'.A23 'CPU times'.B20:'CPU times'.B20 'CPU times'.B21:'CPU times'.B23 'CPU times'.C20:'CPU times'.C20 'CPU times'.C21:'CPU times'.C23 'CPU times'.D20:'CPU times'.D20 'CPU times'.D21:'CPU times'.D23 'CPU times'.E20:'CPU times'.E20 'CPU times'.E21:'CPU times'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cm" svg:height="5cm" svg:x="15.534cm" svg:y="18.446cm">
            <draw:object draw:notify-on-update-of-ranges="'CPU times'.A44:'CPU times'.A46 'CPU times'.B43:'CPU times'.B43 'CPU times'.B44:'CPU times'.B46 'CPU times'.C43:'CPU times'.C43 'CPU times'.C44:'CPU times'.C46 'CPU times'.D43:'CPU times'.D43 'CPU times'.D44:'CPU times'.D46 'CPU times'.E43:'CPU times'.E43 'CPU times'.E44:'CPU times'.E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cm" svg:height="5cm" svg:x="15.258cm" svg:y="23.731cm">
            <draw:object draw:notify-on-update-of-ranges="'CPU times'.A56:'CPU times'.A58 'CPU times'.B55:'CPU times'.B55 'CPU times'.B56:'CPU times'.B58 'CPU times'.C55:'CPU times'.C55 'CPU times'.C56:'CPU times'.C58 'CPU times'.D55:'CPU times'.D55 'CPU times'.D56:'CPU times'.D58 'CPU times'.E55:'CPU times'.E55 'CPU times'.E56:'CPU times'.E5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cm" svg:height="5cm" svg:x="15.451cm" svg:y="13.248cm">
            <draw:object draw:notify-on-update-of-ranges="'CPU times'.A32:'CPU times'.A34 'CPU times'.B30:'CPU times'.B31 'CPU times'.B32:'CPU times'.B34 'CPU times'.C30:'CPU times'.C31 'CPU times'.C32:'CPU times'.C34 'CPU times'.D30:'CPU times'.D31 'CPU times'.D32:'CPU times'.D34 'CPU times'.E30:'CPU times'.E31 'CPU times'.E32:'CPU times'.E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cm" svg:height="5cm" svg:x="4.715cm" svg:y="31.574cm">
            <draw:object draw:notify-on-update-of-ranges="'CPU times'.B66:'CPU times'.I66 'CPU times'.A67:'CPU times'.A67 'CPU times'.B67:'CPU times'.I67 'CPU times'.A68:'CPU times'.A68 'CPU times'.B68:'CPU times'.I68 'CPU times'.A69:'CPU times'.A69 'CPU times'.B69:'CPU times'.I69 'CPU times'.A70:'CPU times'.A70 'CPU times'.B70:'CPU times'.I7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cm" svg:height="5cm" svg:x="6.444cm" svg:y="40.74cm">
            <draw:object draw:notify-on-update-of-ranges="'CPU times'.A87:'CPU times'.A90 'CPU times'.B86:'CPU times'.B86 'CPU times'.B87:'CPU times'.B90 'CPU times'.C86:'CPU times'.C86 'CPU times'.C87:'CPU times'.C90 'CPU times'.D86:'CPU times'.D86 'CPU times'.D87:'CPU times'.D90 'CPU times'.E86:'CPU times'.E86 'CPU times'.E87:'CPU times'.E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cm" svg:height="6cm" svg:x="23.614cm" svg:y="2.708cm">
            <draw:object draw:notify-on-update-of-ranges="'CPU times'.B9:'CPU times'.I9 'CPU times'.A10:'CPU times'.A10 'CPU times'.B10:'CPU times'.I10 'CPU times'.A11:'CPU times'.A11 'CPU times'.B11:'CPU times'.I11 'CPU times'.A12:'CPU times'.A12 'CPU times'.B12:'CPU times'.I12 'CPU times'.A13:'CPU times'.A13 'CPU times'.B13:'CPU times'.I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14.96" calcext:value-type="float">
            <text:p>14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21.557" calcext:value-type="float">
            <text:p>21.5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6.67" calcext:value-type="float">
            <text:p>6.67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14.96" calcext:value-type="float">
            <text:p>14.96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6.53" calcext:value-type="float">
            <text:p>6.53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21.557" calcext:value-type="float">
            <text:p>21.557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47" calcext:value-type="float">
            <text:p>0.347</text:p>
          </table:table-cell>
          <table:table-cell office:value-type="float" office:value="15.065" calcext:value-type="float">
            <text:p>15.065</text:p>
          </table:table-cell>
          <table:table-cell office:value-type="float" office:value="3.87" calcext:value-type="float">
            <text:p>3.87</text:p>
          </table:table-cell>
          <table:table-cell office:value-type="float" office:value="11.06" calcext:value-type="float">
            <text:p>11.06</text:p>
          </table:table-cell>
          <table:table-cell office:value-type="float" office:value="7.018" calcext:value-type="float">
            <text:p>7.018</text:p>
          </table:table-cell>
          <table:table-cell office:value-type="float" office:value="11.357" calcext:value-type="float">
            <text:p>11.357</text:p>
          </table:table-cell>
          <table:table-cell office:value-type="float" office:value="11.35" calcext:value-type="float">
            <text:p>11.35</text:p>
          </table:table-cell>
          <table:table-cell office:value-type="float" office:value="6.777" calcext:value-type="float">
            <text:p>6.777</text:p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10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4"/>
        </table:table-row>
      </table:table>
      <table:table table:name="Clock times" table:style-name="ta1">
        <table:shapes>
          <draw:frame draw:z-index="0" draw:style-name="gr1" draw:text-style-name="P1" svg:width="18cm" svg:height="5cm" svg:x="13.206cm" svg:y="7.776c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cm" svg:height="5cm" svg:x="13.123cm" svg:y="13.247c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cm" svg:height="5cm" svg:x="14.198cm" svg:y="21.42c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cm" svg:height="5cm" svg:x="13.317cm" svg:y="31.195c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cm" svg:height="5cm" svg:x="14.197cm" svg:y="2.278cm">
            <draw:object draw:notify-on-update-of-ranges="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8cm" svg:height="5cm" svg:x="15.712cm" svg:y="40.626cm">
            <draw:object draw:notify-on-update-of-ranges="'Clock times'.A93:'Clock times'.A96 'Clock times'.B92:'Clock times'.B92 'Clock times'.B93:'Clock times'.B96 'Clock times'.C92:'Clock times'.C92 'Clock times'.C93:'Clock times'.C96 'Clock times'.D92:'Clock times'.D92 'Clock times'.D93:'Clock times'.D96 'Clock times'.E92:'Clock times'.E92 'Clock times'.E93:'Clock times'.E9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673" calcext:value-type="float">
            <text:p>3.67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2.81" calcext:value-type="float">
            <text:p>2.81</text:p>
          </table:table-cell>
          <table:table-cell office:value-type="float" office:value="2.333" calcext:value-type="float">
            <text:p>2.333</text:p>
          </table:table-cell>
          <table:table-cell office:value-type="float" office:value="0.59" calcext:value-type="float">
            <text:p>0.59</text:p>
          </table:table-cell>
          <table:table-cell office:value-type="float" office:value="0.33" calcext:value-type="float">
            <text:p>0.33</text:p>
          </table:table-cell>
          <table:table-cell office:value-type="float" office:value="4.272" calcext:value-type="float">
            <text:p>4.272</text:p>
          </table:table-cell>
          <table:table-cell office:value-type="float" office:value="3.11" calcext:value-type="float">
            <text:p>3.11</text:p>
          </table:table-cell>
          <table:table-cell office:value-type="float" office:value="0.682" calcext:value-type="float">
            <text:p>0.682</text:p>
          </table:table-cell>
          <table:table-cell office:value-type="float" office:value="0.355" calcext:value-type="float">
            <text:p>0.355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435" calcext:value-type="float">
            <text:p>1.435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315" calcext:value-type="float">
            <text:p>0.315</text:p>
          </table:table-cell>
          <table:table-cell office:value-type="float" office:value="1.512" calcext:value-type="float">
            <text:p>1.512</text:p>
          </table:table-cell>
          <table:table-cell office:value-type="float" office:value="0.96" calcext:value-type="float">
            <text:p>0.96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8" calcext:value-type="float">
            <text:p>0.338</text:p>
          </table:table-cell>
          <table:table-cell office:value-type="float" office:value="4.35" calcext:value-type="float">
            <text:p>4.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1" office:value-type="string" calcext:value-type="string">
            <text:p>RW 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rw_lock </text:p>
          </table:table-cell>
          <table:table-cell office:value-type="string" calcext:value-type="string">
            <text:p>ticket_rw_lock 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eal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.195" calcext:value-type="float">
            <text:p>3.19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PU</text:p>
          </table:table-cell>
          <table:table-cell/>
          <table:table-cell office:value-type="float" office:value="34.727" calcext:value-type="float">
            <text:p>34.727</text:p>
          </table:table-cell>
          <table:table-cell office:value-type="float" office:value="50.64" calcext:value-type="float">
            <text:p>50.6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8:46:12.722390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23T18:50:20.131174947</dc:date>
    <dc:creator>Ricardo Galli</dc:creator>
    <meta:editing-duration>P1DT11H36M16S</meta:editing-duration>
    <meta:editing-cycles>56</meta:editing-cycles>
    <meta:generator>LibreOffice/4.3.3.2$Linux_X86_64 LibreOffice_project/430m0$Build-2</meta:generator>
    <meta:document-statistic meta:table-count="2" meta:cell-count="56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6:'CPU times'.E90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7:'CPU times'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7:'CPU times'.B90" chart:label-cell-address="'CPU times'.B86:'CPU times'.B86" chart:class="chart:bar">
            <chart:data-point chart:repeated="4"/>
          </chart:series>
          <chart:series chart:style-name="ch8" chart:values-cell-range-address="'CPU times'.C87:'CPU times'.C90" chart:label-cell-address="'CPU times'.C86:'CPU times'.C86" chart:class="chart:bar">
            <chart:data-point chart:repeated="4"/>
          </chart:series>
          <chart:series chart:style-name="ch9" chart:values-cell-range-address="'CPU times'.D87:'CPU times'.D90" chart:label-cell-address="'CPU times'.D86:'CPU times'.D86" chart:class="chart:bar">
            <chart:data-point chart:repeated="4"/>
          </chart:series>
          <chart:series chart:style-name="ch10" chart:values-cell-range-address="'CPU times'.E87:'CPU times'.E90" chart:label-cell-address="'CPU times'.E86:'CPU times'.E8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6:'CPU times'.B86</svg:desc>
                </draw:g>
              </table:table-cell>
              <table:table-cell office:value-type="string">
                <text:p>ALOCK</text:p>
                <draw:g>
                  <svg:desc>'CPU times'.C86:'CPU times'.C86</svg:desc>
                </draw:g>
              </table:table-cell>
              <table:table-cell office:value-type="string">
                <text:p>MCS</text:p>
                <draw:g>
                  <svg:desc>'CPU times'.D86:'CPU times'.D86</svg:desc>
                </draw:g>
              </table:table-cell>
              <table:table-cell office:value-type="string">
                <text:p>CLH</text:p>
                <draw:g>
                  <svg:desc>'CPU times'.E86:'CPU times'.E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7:'CPU times'.A90</svg:desc>
                </draw:g>
              </table:table-cell>
              <table:table-cell office:value-type="float" office:value="14.12">
                <text:p>14.12</text:p>
                <draw:g>
                  <svg:desc>'CPU times'.B87:'CPU times'.B90</svg:desc>
                </draw:g>
              </table:table-cell>
              <table:table-cell office:value-type="float" office:value="10.005">
                <text:p>10.005</text:p>
                <draw:g>
                  <svg:desc>'CPU times'.C87:'CPU times'.C90</svg:desc>
                </draw:g>
              </table:table-cell>
              <table:table-cell office:value-type="float" office:value="7.775">
                <text:p>7.775</text:p>
                <draw:g>
                  <svg:desc>'CPU times'.D87:'CPU times'.D90</svg:desc>
                </draw:g>
              </table:table-cell>
              <table:table-cell office:value-type="float" office:value="9.46">
                <text:p>9.46</text:p>
                <draw:g>
                  <svg:desc>'CPU times'.E87:'CPU times'.E90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1:'Clock times'.E54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69:'Clock times'.E7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A1:'Clock times'.M5" chart:data-source-has-labels="both" svg:x="0.36cm" svg:y="0.1cm" svg:width="14.171cm" svg:height="4.801cm">
          <chartooo:coordinate-region svg:x="0.796cm" svg:y="0.299cm" svg:width="13.145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3.673">
                <text:p>3.673</text:p>
                <draw:g>
                  <svg:desc>'Clock times'.B2:'Clock times'.M2</svg:desc>
                </draw:g>
              </table:table-cell>
              <table:table-cell office:value-type="float" office:value="3.072">
                <text:p>3.072</text:p>
              </table:table-cell>
              <table:table-cell office:value-type="float" office:value="0.58">
                <text:p>0.58</text:p>
              </table:table-cell>
              <table:table-cell office:value-type="float" office:value="0.3">
                <text:p>0.3</text:p>
              </table:table-cell>
              <table:table-cell office:value-type="float" office:value="2.81">
                <text:p>2.81</text:p>
              </table:table-cell>
              <table:table-cell office:value-type="float" office:value="2.333">
                <text:p>2.333</text:p>
              </table:table-cell>
              <table:table-cell office:value-type="float" office:value="0.59">
                <text:p>0.59</text:p>
              </table:table-cell>
              <table:table-cell office:value-type="float" office:value="0.33">
                <text:p>0.33</text:p>
              </table:table-cell>
              <table:table-cell office:value-type="float" office:value="4.272">
                <text:p>4.272</text:p>
              </table:table-cell>
              <table:table-cell office:value-type="float" office:value="3.11">
                <text:p>3.11</text:p>
              </table:table-cell>
              <table:table-cell office:value-type="float" office:value="0.682">
                <text:p>0.68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1.435">
                <text:p>1.435</text:p>
                <draw:g>
                  <svg:desc>'Clock times'.B3:'Clock times'.M3</svg:desc>
                </draw:g>
              </table:table-cell>
              <table:table-cell office:value-type="float" office:value="0.698">
                <text:p>0.698</text:p>
              </table:table-cell>
              <table:table-cell office:value-type="float" office:value="0.253">
                <text:p>0.253</text:p>
              </table:table-cell>
              <table:table-cell office:value-type="float" office:value="0.315">
                <text:p>0.315</text:p>
              </table:table-cell>
              <table:table-cell office:value-type="float" office:value="1.512">
                <text:p>1.512</text:p>
              </table:table-cell>
              <table:table-cell office:value-type="float" office:value="0.96">
                <text:p>0.96</text:p>
              </table:table-cell>
              <table:table-cell office:value-type="float" office:value="0.273">
                <text:p>0.273</text:p>
              </table:table-cell>
              <table:table-cell office:value-type="float" office:value="0.338">
                <text:p>0.338</text:p>
              </table:table-cell>
              <table:table-cell office:value-type="float" office:value="4.35">
                <text:p>4.35</text:p>
              </table:table-cell>
              <table:table-cell office:value-type="float" office:value="0.938">
                <text:p>0.938</text:p>
              </table:table-cell>
              <table:table-cell office:value-type="float" office:value="0.268">
                <text:p>0.26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lock times'.A92:'Clock times'.E96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'Clock times'.A93:'Clock times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93:'Clock times'.B96" chart:label-cell-address="'Clock times'.B92:'Clock times'.B92" chart:class="chart:bar">
            <chart:data-point chart:repeated="4"/>
          </chart:series>
          <chart:series chart:style-name="ch8" chart:values-cell-range-address="'Clock times'.C93:'Clock times'.C96" chart:label-cell-address="'Clock times'.C92:'Clock times'.C92" chart:class="chart:bar">
            <chart:data-point chart:repeated="4"/>
          </chart:series>
          <chart:series chart:style-name="ch9" chart:values-cell-range-address="'Clock times'.D93:'Clock times'.D96" chart:label-cell-address="'Clock times'.D92:'Clock times'.D92" chart:class="chart:bar">
            <chart:data-point chart:repeated="4"/>
          </chart:series>
          <chart:series chart:style-name="ch10" chart:values-cell-range-address="'Clock times'.E93:'Clock times'.E96" chart:label-cell-address="'Clock times'.E92:'Clock times'.E9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lock times'.B92:'Clock times'.B92</svg:desc>
                </draw:g>
              </table:table-cell>
              <table:table-cell office:value-type="string">
                <text:p>ALOCK</text:p>
                <draw:g>
                  <svg:desc>'Clock times'.C92:'Clock times'.C92</svg:desc>
                </draw:g>
              </table:table-cell>
              <table:table-cell office:value-type="string">
                <text:p>MCS</text:p>
                <draw:g>
                  <svg:desc>'Clock times'.D92:'Clock times'.D92</svg:desc>
                </draw:g>
              </table:table-cell>
              <table:table-cell office:value-type="string">
                <text:p>CLH</text:p>
                <draw:g>
                  <svg:desc>'Clock times'.E92:'Clock times'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93:'Clock times'.A96</svg:desc>
                </draw:g>
              </table:table-cell>
              <table:table-cell office:value-type="float" office:value="3.532">
                <text:p>3.532</text:p>
                <draw:g>
                  <svg:desc>'Clock times'.B93:'Clock times'.B96</svg:desc>
                </draw:g>
              </table:table-cell>
              <table:table-cell office:value-type="float" office:value="2.503">
                <text:p>2.503</text:p>
                <draw:g>
                  <svg:desc>'Clock times'.C93:'Clock times'.C96</svg:desc>
                </draw:g>
              </table:table-cell>
              <table:table-cell office:value-type="float" office:value="1.945">
                <text:p>1.945</text:p>
                <draw:g>
                  <svg:desc>'Clock times'.D93:'Clock times'.D96</svg:desc>
                </draw:g>
              </table:table-cell>
              <table:table-cell office:value-type="float" office:value="2.367">
                <text:p>2.367</text:p>
                <draw:g>
                  <svg:desc>'Clock times'.E93:'Clock times'.E96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1.01">
                <text:p>1.01</text:p>
              </table:table-cell>
              <table:table-cell office:value-type="float" office:value="0.905">
                <text:p>0.905</text:p>
              </table:table-cell>
              <table:table-cell office:value-type="float" office:value="0.91">
                <text:p>0.9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2.83">
                <text:p>2.83</text:p>
              </table:table-cell>
              <table:table-cell office:value-type="float" office:value="3.508">
                <text:p>3.508</text:p>
              </table:table-cell>
              <table:table-cell office:value-type="float" office:value="2.68">
                <text:p>2.68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.818">
                <text:p>1.818</text:p>
              </table:table-cell>
              <table:table-cell office:value-type="float" office:value="1.525">
                <text:p>1.525</text:p>
              </table:table-cell>
              <table:table-cell office:value-type="float" office:value="1.42">
                <text:p>1.42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20:'CPU times'.E23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1:'CPU times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1:'CPU times'.B23" chart:label-cell-address="'CPU times'.B20:'CPU times'.B20" chart:class="chart:bar">
            <chart:data-point chart:repeated="3"/>
          </chart:series>
          <chart:series chart:style-name="ch8" chart:values-cell-range-address="'CPU times'.C21:'CPU times'.C23" chart:label-cell-address="'CPU times'.C20:'CPU times'.C20" chart:class="chart:bar">
            <chart:data-point chart:repeated="3"/>
          </chart:series>
          <chart:series chart:style-name="ch9" chart:values-cell-range-address="'CPU times'.D21:'CPU times'.D23" chart:label-cell-address="'CPU times'.D20:'CPU times'.D20" chart:class="chart:bar">
            <chart:data-point chart:repeated="3"/>
          </chart:series>
          <chart:series chart:style-name="ch10" chart:values-cell-range-address="'CPU times'.E21:'CPU times'.E23" chart:label-cell-address="'CPU times'.E20:'CPU times'.E2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20:'CPU times'.B20</svg:desc>
                </draw:g>
              </table:table-cell>
              <table:table-cell office:value-type="string">
                <text:p>test</text:p>
                <draw:g>
                  <svg:desc>'CPU times'.C20:'CPU times'.C20</svg:desc>
                </draw:g>
              </table:table-cell>
              <table:table-cell office:value-type="string">
                <text:p>yield</text:p>
                <draw:g>
                  <svg:desc>'CPU times'.D20:'CPU times'.D20</svg:desc>
                </draw:g>
              </table:table-cell>
              <table:table-cell office:value-type="string">
                <text:p>backoff</text:p>
                <draw:g>
                  <svg:desc>'CPU times'.E20:'CPU times'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1:'CPU times'.A23</svg:desc>
                </draw:g>
              </table:table-cell>
              <table:table-cell office:value-type="float" office:value="14.682">
                <text:p>14.682</text:p>
                <draw:g>
                  <svg:desc>'CPU times'.B21:'CPU times'.B23</svg:desc>
                </draw:g>
              </table:table-cell>
              <table:table-cell office:value-type="float" office:value="12.19">
                <text:p>12.19</text:p>
                <draw:g>
                  <svg:desc>'CPU times'.C21:'CPU times'.C23</svg:desc>
                </draw:g>
              </table:table-cell>
              <table:table-cell office:value-type="float" office:value="2.24">
                <text:p>2.24</text:p>
                <draw:g>
                  <svg:desc>'CPU times'.D21:'CPU times'.D23</svg:desc>
                </draw:g>
              </table:table-cell>
              <table:table-cell office:value-type="float" office:value="0.338">
                <text:p>0.338</text:p>
                <draw:g>
                  <svg:desc>'CPU times'.E21:'CPU times'.E2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3:'CPU times'.E46" chart:data-source-has-labels="both" svg:x="0.36cm" svg:y="0.1cm" svg:width="15.415cm" svg:height="4.801cm">
          <chartooo:coordinate-region svg:x="0.981cm" svg:y="0.3cm" svg:width="14.794cm" svg:height="3.954cm"/>
          <chart:axis chart:dimension="x" chart:name="primary-x" chart:style-name="ch4" chartooo:axis-type="auto">
            <chartooo:date-scale/>
            <chart:categories table:cell-range-address="'CPU times'.A44:'CPU times'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4:'CPU times'.B46" chart:label-cell-address="'CPU times'.B43:'CPU times'.B43" chart:class="chart:bar">
            <chart:data-point chart:repeated="3"/>
          </chart:series>
          <chart:series chart:style-name="ch8" chart:values-cell-range-address="'CPU times'.C44:'CPU times'.C46" chart:label-cell-address="'CPU times'.C43:'CPU times'.C43" chart:class="chart:bar">
            <chart:data-point chart:repeated="3"/>
          </chart:series>
          <chart:series chart:style-name="ch9" chart:values-cell-range-address="'CPU times'.D44:'CPU times'.D46" chart:label-cell-address="'CPU times'.D43:'CPU times'.D43" chart:class="chart:bar">
            <chart:data-point chart:repeated="3"/>
          </chart:series>
          <chart:series chart:style-name="ch10" chart:values-cell-range-address="'CPU times'.E44:'CPU times'.E46" chart:label-cell-address="'CPU times'.E43:'CPU times'.E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3:'CPU times'.B43</svg:desc>
                </draw:g>
              </table:table-cell>
              <table:table-cell office:value-type="string">
                <text:p>test</text:p>
                <draw:g>
                  <svg:desc>'CPU times'.C43:'CPU times'.C43</svg:desc>
                </draw:g>
              </table:table-cell>
              <table:table-cell office:value-type="string">
                <text:p>yield</text:p>
                <draw:g>
                  <svg:desc>'CPU times'.D43:'CPU times'.D43</svg:desc>
                </draw:g>
              </table:table-cell>
              <table:table-cell office:value-type="string">
                <text:p>backoff</text:p>
                <draw:g>
                  <svg:desc>'CPU times'.E43:'CPU times'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4:'CPU times'.A46</svg:desc>
                </draw:g>
              </table:table-cell>
              <table:table-cell office:value-type="float" office:value="11.45">
                <text:p>11.45</text:p>
                <draw:g>
                  <svg:desc>'CPU times'.B44:'CPU times'.B46</svg:desc>
                </draw:g>
              </table:table-cell>
              <table:table-cell office:value-type="float" office:value="10.65">
                <text:p>10.65</text:p>
                <draw:g>
                  <svg:desc>'CPU times'.C44:'CPU times'.C46</svg:desc>
                </draw:g>
              </table:table-cell>
              <table:table-cell office:value-type="float" office:value="4.933">
                <text:p>4.933</text:p>
                <draw:g>
                  <svg:desc>'CPU times'.D44:'CPU times'.D46</svg:desc>
                </draw:g>
              </table:table-cell>
              <table:table-cell office:value-type="float" office:value="1.883">
                <text:p>1.883</text:p>
                <draw:g>
                  <svg:desc>'CPU times'.E44:'CPU times'.E46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5:'CPU times'.E58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56:'CPU times'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6:'CPU times'.B58" chart:label-cell-address="'CPU times'.B55:'CPU times'.B55" chart:class="chart:bar">
            <chart:data-point chart:repeated="3"/>
          </chart:series>
          <chart:series chart:style-name="ch8" chart:values-cell-range-address="'CPU times'.C56:'CPU times'.C58" chart:label-cell-address="'CPU times'.C55:'CPU times'.C55" chart:class="chart:bar">
            <chart:data-point chart:repeated="3"/>
          </chart:series>
          <chart:series chart:style-name="ch9" chart:values-cell-range-address="'CPU times'.D56:'CPU times'.D58" chart:label-cell-address="'CPU times'.D55:'CPU times'.D55" chart:class="chart:bar">
            <chart:data-point chart:repeated="3"/>
          </chart:series>
          <chart:series chart:style-name="ch10" chart:values-cell-range-address="'CPU times'.E56:'CPU times'.E58" chart:label-cell-address="'CPU times'.E55:'CPU times'.E5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5:'CPU times'.B55</svg:desc>
                </draw:g>
              </table:table-cell>
              <table:table-cell office:value-type="string">
                <text:p>test</text:p>
                <draw:g>
                  <svg:desc>'CPU times'.C55:'CPU times'.C55</svg:desc>
                </draw:g>
              </table:table-cell>
              <table:table-cell office:value-type="string">
                <text:p>yield</text:p>
                <draw:g>
                  <svg:desc>'CPU times'.D55:'CPU times'.D55</svg:desc>
                </draw:g>
              </table:table-cell>
              <table:table-cell office:value-type="string">
                <text:p>backoff</text:p>
                <draw:g>
                  <svg:desc>'CPU times'.E55:'CPU times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6:'CPU times'.A58</svg:desc>
                </draw:g>
              </table:table-cell>
              <table:table-cell office:value-type="float" office:value="6.268">
                <text:p>6.268</text:p>
                <draw:g>
                  <svg:desc>'CPU times'.B56:'CPU times'.B58</svg:desc>
                </draw:g>
              </table:table-cell>
              <table:table-cell office:value-type="float" office:value="4.975">
                <text:p>4.975</text:p>
                <draw:g>
                  <svg:desc>'CPU times'.C56:'CPU times'.C58</svg:desc>
                </draw:g>
              </table:table-cell>
              <table:table-cell office:value-type="float" office:value="2.252">
                <text:p>2.252</text:p>
                <draw:g>
                  <svg:desc>'CPU times'.D56:'CPU times'.D58</svg:desc>
                </draw:g>
              </table:table-cell>
              <table:table-cell office:value-type="float" office:value="0.237">
                <text:p>0.237</text:p>
                <draw:g>
                  <svg:desc>'CPU times'.E56:'CPU times'.E58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6.001cm" xlink:href=".." xlink:type="simple" chart:class="chart:bar" chart:style-name="ch1">
        <chart:legend chart:legend-position="end" svg:x="14.891cm" svg:y="1.954cm" style:legend-expansion="high" chart:style-name="ch2"/>
        <chart:plot-area chart:style-name="ch3" table:cell-range-address="'CPU times'.A9:'CPU times'.I13" chart:data-source-has-labels="both" svg:x="0.36cm" svg:y="0.12cm" svg:width="14.171cm" svg:height="5.761cm">
          <chartooo:coordinate-region svg:x="0.981cm" svg:y="0.319cm" svg:width="13.55cm" svg:height="4.915cm"/>
          <chart:axis chart:dimension="x" chart:name="primary-x" chart:style-name="ch4" chartooo:axis-type="auto">
            <chartooo:date-scale/>
            <chart:categories table:cell-range-address="'CPU times'.B9:'CPU times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I10" chart:label-cell-address="'CPU times'.A10:'CPU times'.A10" chart:class="chart:bar">
            <chart:data-point chart:repeated="8"/>
          </chart:series>
          <chart:series chart:style-name="ch8" chart:values-cell-range-address="'CPU times'.B11:'CPU times'.I11" chart:label-cell-address="'CPU times'.A11:'CPU times'.A11" chart:class="chart:bar">
            <chart:data-point chart:repeated="8"/>
          </chart:series>
          <chart:series chart:style-name="ch9" chart:values-cell-range-address="'CPU times'.B12:'CPU times'.I12" chart:label-cell-address="'CPU times'.A12:'CPU times'.A12" chart:class="chart:bar">
            <chart:data-point chart:repeated="8"/>
          </chart:series>
          <chart:series chart:style-name="ch10" chart:values-cell-range-address="'CPU times'.B13:'CPU times'.I13" chart:label-cell-address="'CPU times'.A13:'CPU times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I9</svg:desc>
                </draw:g>
              </table:table-cell>
              <table:table-cell office:value-type="string">
                <text:p>bakery</text:p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I10</svg:desc>
                </draw:g>
              </table:table-cell>
              <table:table-cell office:value-type="float" office:value="14.96">
                <text:p>14.96</text:p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I11</svg:desc>
                </draw:g>
              </table:table-cell>
              <table:table-cell office:value-type="float" office:value="6.53">
                <text:p>6.53</text:p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I12</svg:desc>
                </draw:g>
              </table:table-cell>
              <table:table-cell office:value-type="float" office:value="21.557">
                <text:p>21.557</text:p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47">
                <text:p>0.347</text:p>
                <draw:g>
                  <svg:desc>'CPU times'.B13:'CPU times'.I13</svg:desc>
                </draw:g>
              </table:table-cell>
              <table:table-cell office:value-type="float" office:value="15.065">
                <text:p>15.065</text:p>
              </table:table-cell>
              <table:table-cell office:value-type="float" office:value="3.87">
                <text:p>3.87</text:p>
              </table:table-cell>
              <table:table-cell office:value-type="float" office:value="11.06">
                <text:p>11.06</text:p>
              </table:table-cell>
              <table:table-cell office:value-type="float" office:value="7.018">
                <text:p>7.018</text:p>
              </table:table-cell>
              <table:table-cell office:value-type="float" office:value="11.357">
                <text:p>11.357</text:p>
              </table:table-cell>
              <table:table-cell office:value-type="float" office:value="11.35">
                <text:p>11.35</text:p>
              </table:table-cell>
              <table:table-cell office:value-type="float" office:value="6.777">
                <text:p>6.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6:'Clock times'.E1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A66:'CPU times'.I70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6:'CPU times'.I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7:'CPU times'.I67" chart:label-cell-address="'CPU times'.A67:'CPU times'.A67" chart:class="chart:line">
            <chart:data-point chart:repeated="8"/>
          </chart:series>
          <chart:series chart:style-name="ch7" chart:values-cell-range-address="'CPU times'.B68:'CPU times'.I68" chart:label-cell-address="'CPU times'.A68:'CPU times'.A68" chart:class="chart:line">
            <chart:data-point chart:repeated="8"/>
          </chart:series>
          <chart:series chart:style-name="ch8" chart:values-cell-range-address="'CPU times'.B69:'CPU times'.I69" chart:label-cell-address="'CPU times'.A69:'CPU times'.A69" chart:class="chart:line">
            <chart:data-point chart:repeated="8"/>
          </chart:series>
          <chart:series chart:style-name="ch9" chart:values-cell-range-address="'CPU times'.B70:'CPU times'.I70" chart:label-cell-address="'CPU times'.A70:'CPU times'.A7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6:'CPU times'.I6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7:'CPU times'.A67</svg:desc>
                </draw:g>
              </table:table-cell>
              <table:table-cell office:value-type="float" office:value="17.907">
                <text:p>17.907</text:p>
                <draw:g>
                  <svg:desc>'CPU times'.B67:'CPU times'.I67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8:'CPU times'.A68</svg:desc>
                </draw:g>
              </table:table-cell>
              <table:table-cell office:value-type="float" office:value="3.772">
                <text:p>3.772</text:p>
                <draw:g>
                  <svg:desc>'CPU times'.B68:'CPU times'.I68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9:'CPU times'.A69</svg:desc>
                </draw:g>
              </table:table-cell>
              <table:table-cell office:value-type="float" office:value="16.89">
                <text:p>16.89</text:p>
                <draw:g>
                  <svg:desc>'CPU times'.B69:'CPU times'.I69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70:'CPU times'.A70</svg:desc>
                </draw:g>
              </table:table-cell>
              <table:table-cell office:value-type="float" office:value="9.175">
                <text:p>9.175</text:p>
                <draw:g>
                  <svg:desc>'CPU times'.B70:'CPU times'.I70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30:'CPU times'.E34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'CPU times'.A32:'CPU times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2:'CPU times'.B34" chart:label-cell-address="'CPU times'.B30:'CPU times'.B31" chart:class="chart:bar">
            <chart:data-point chart:repeated="3"/>
          </chart:series>
          <chart:series chart:style-name="ch8" chart:values-cell-range-address="'CPU times'.C32:'CPU times'.C34" chart:label-cell-address="'CPU times'.C30:'CPU times'.C31" chart:class="chart:bar">
            <chart:data-point chart:repeated="3"/>
          </chart:series>
          <chart:series chart:style-name="ch9" chart:values-cell-range-address="'CPU times'.D32:'CPU times'.D34" chart:label-cell-address="'CPU times'.D30:'CPU times'.D31" chart:class="chart:bar">
            <chart:data-point chart:repeated="3"/>
          </chart:series>
          <chart:series chart:style-name="ch10" chart:values-cell-range-address="'CPU times'.E32:'CPU times'.E34" chart:label-cell-address="'CPU times'.E30:'CPU times'.E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30:'CPU times'.B31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30:'CPU times'.C31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30:'CPU times'.D31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30:'CPU time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2:'CPU times'.A34</svg:desc>
                </draw:g>
              </table:table-cell>
              <table:table-cell office:value-type="float" office:value="3.169">
                <text:p>3.169</text:p>
                <draw:g>
                  <svg:desc>'CPU times'.B32:'CPU times'.B34</svg:desc>
                </draw:g>
              </table:table-cell>
              <table:table-cell office:value-type="float" office:value="3.052">
                <text:p>3.052</text:p>
                <draw:g>
                  <svg:desc>'CPU times'.C32:'CPU times'.C34</svg:desc>
                </draw:g>
              </table:table-cell>
              <table:table-cell office:value-type="float" office:value="0.577">
                <text:p>0.577</text:p>
                <draw:g>
                  <svg:desc>'CPU times'.D32:'CPU times'.D34</svg:desc>
                </draw:g>
              </table:table-cell>
              <table:table-cell office:value-type="float" office:value="0.298">
                <text:p>0.298</text:p>
                <draw:g>
                  <svg:desc>'CPU times'.E32:'CPU times'.E3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29:'Clock times'.E32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